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87">
            <text:p>1687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723">
            <text:p>12,723</text:p>
          </table:table-cell>
          <table:table-cell table:style-name="ce22" office:value-type="float" office:value="1705">
            <text:p>17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88">
            <text:p>988</text:p>
          </table:table-cell>
          <table:table-cell table:style-name="ce23" office:value-type="float" office:value="374">
            <text:p>37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183">
            <text:p>6,183</text:p>
          </table:table-cell>
          <table:table-cell table:style-name="ce23" office:value-type="float" office:value="2166">
            <text:p>2,1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472">
            <text:p>47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53">
            <text:p>9853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58">
            <text:p>1,258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755">
            <text:p>38,755</text:p>
          </table:table-cell>
          <table:table-cell table:style-name="ce22" office:value-type="float" office:value="7035">
            <text:p>70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22">
            <text:p>2,8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433">
            <text:p>14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092">
            <text:p>3,092</text:p>
          </table:table-cell>
          <table:table-cell table:style-name="ce23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93">
            <text:p>8493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839">
            <text:p>14839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82">
            <text:p>4,682</text:p>
          </table:table-cell>
          <table:table-cell table:style-name="ce23" office:value-type="float" office:value="769">
            <text:p>7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8">
            <text:p>74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02">
            <text:p>4802</text:p>
          </table:table-cell>
          <table:table-cell table:style-name="ce22" office:value-type="float" office:value="543">
            <text:p>5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070">
            <text:p>41070</text:p>
          </table:table-cell>
          <table:table-cell table:style-name="ce22" office:value-type="float" office:value="3950">
            <text:p>39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429">
            <text:p>80429</text:p>
          </table:table-cell>
          <table:table-cell table:style-name="ce22" office:value-type="float" office:value="8279">
            <text:p>82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184">
            <text:p>119184</text:p>
          </table:table-cell>
          <table:table-cell table:style-name="ce22" office:value-type="float" office:value="15314">
            <text:p>153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